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a33e9" officeooo:paragraph-rsid="001a33e9"/>
    </style:style>
    <style:style style:name="P2" style:family="paragraph" style:parent-style-name="Standard">
      <style:paragraph-properties fo:break-before="page"/>
      <style:text-properties officeooo:rsid="001a33e9" officeooo:paragraph-rsid="001a33e9"/>
    </style:style>
    <style:style style:name="P3" style:family="paragraph" style:parent-style-name="Standard">
      <style:text-properties officeooo:paragraph-rsid="001ce769"/>
    </style:style>
    <style:style style:name="P4" style:family="paragraph" style:parent-style-name="Standard">
      <style:text-properties officeooo:rsid="001ce769" officeooo:paragraph-rsid="001ce769"/>
    </style:style>
    <style:style style:name="P5" style:family="paragraph" style:parent-style-name="Standard">
      <style:text-properties officeooo:rsid="001e5e72" officeooo:paragraph-rsid="001e5e72"/>
    </style:style>
    <style:style style:name="P6" style:family="paragraph" style:parent-style-name="Standard">
      <style:text-properties officeooo:paragraph-rsid="001e5e72"/>
    </style:style>
    <style:style style:name="T1" style:family="text">
      <style:text-properties officeooo:rsid="001b61fd"/>
    </style:style>
    <style:style style:name="T2" style:family="text">
      <style:text-properties officeooo:rsid="001ce769"/>
    </style:style>
    <style:style style:name="T3" style:family="text">
      <style:text-properties fo:font-variant="normal" fo:text-transform="none" fo:color="#48484a" loext:opacity="100%" style:font-name="Menlo" fo:font-size="8.5pt" fo:letter-spacing="normal" fo:font-style="normal" fo:font-weight="normal"/>
    </style:style>
    <style:style style:name="T4" style:family="text">
      <style:text-properties officeooo:rsid="001e5e72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3d7fa73<text:span text:style-name="T1">2</text:span>58msh1a9247ca84613b4p1b30b4jsn5b0e78c509b6</text:p>
      <text:p text:style-name="P1"/>
      <text:p text:style-name="P3"><text:span text:style-name="T2">weather api key= </text:span><text:span text:style-name="T3">3b12584442b6cdce911139e9c50e8a8d</text:span></text:p>
      <text:p text:style-name="P4"/>
      <text:p text:style-name="P6"><text:span text:style-name="T4">new weather api key= </text:span><text:span text:style-name="T3">31f7330c7d7b6b6c6b1688daa0265758</text:span></text:p>
      <text:p text:style-name="P5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Menlo" svg:font-family="Menlo, Monaco, Consolas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30T00:40:46.909378366</meta:creation-date>
    <dc:date>2024-06-30T00:58:31.795080722</dc:date>
    <meta:editing-duration>PT12M49S</meta:editing-duration>
    <meta:editing-cycles>4</meta:editing-cycles>
    <meta:generator>LibreOffice/7.3.7.2$Linux_X86_64 LibreOffice_project/30$Build-2</meta:generator>
    <meta:document-statistic meta:table-count="0" meta:image-count="0" meta:object-count="0" meta:page-count="2" meta:paragraph-count="3" meta:word-count="10" meta:character-count="152" meta:non-whitespace-character-count="145"/>
  </office:meta>
</office:document-meta>
</file>